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1200000012D8466452D5897F2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423cm" loext:contextual-spacing="false" fo:text-align="justify" style:justify-single-word="false"/>
    </style:style>
    <style:style style:name="P2" style:family="paragraph" style:parent-style-name="Standard" style:list-style-name="WW8Num1">
      <style:paragraph-properties fo:margin-top="0.423cm" fo:margin-bottom="0.423cm" loext:contextual-spacing="false" fo:text-align="justify" style:justify-single-word="false"/>
    </style:style>
    <style:style style:name="P3" style:family="paragraph" style:parent-style-name="Standard">
      <style:paragraph-properties fo:margin-top="0.423cm" fo:margin-bottom="0.423cm" loext:contextual-spacing="false" fo:text-align="justify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margin-top="0.423cm" fo:margin-bottom="0.423cm" loext:contextual-spacing="false" fo:text-align="justify" style:justify-single-word="false"/>
      <style:text-properties fo:font-size="14pt" style:font-size-asian="14pt" style:font-size-complex="14pt" style:font-weight-complex="bold"/>
    </style:style>
    <style:style style:name="P5" style:family="paragraph" style:parent-style-name="Standard">
      <style:paragraph-properties fo:margin-top="0.423cm" fo:margin-bottom="0.423cm" loext:contextual-spacing="false" fo:text-align="justify" style:justify-single-word="false"/>
      <style:text-properties fo:font-size="14pt" fo:language="en" fo:country="US" style:font-size-asian="14pt" style:font-size-complex="14pt"/>
    </style:style>
    <style:style style:name="P6" style:family="paragraph" style:parent-style-name="Standard">
      <style:paragraph-properties fo:margin-top="0.423cm" fo:margin-bottom="0.423cm" loext:contextual-spacing="false" fo:text-align="justify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.423cm" fo:margin-bottom="0.423cm" loext:contextual-spacing="false" fo:text-align="justify" style:justify-single-word="false" fo:break-before="page"/>
    </style:style>
    <style:style style:name="P8" style:family="paragraph" style:parent-style-name="Standard">
      <style:paragraph-properties fo:margin-top="0.423cm" fo:margin-bottom="0.423cm" loext:contextual-spacing="false" fo:text-align="justify" style:justify-single-word="false" fo:break-before="page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margin-left="1.249cm" fo:margin-right="0cm" fo:margin-top="0.423cm" fo:margin-bottom="0.423cm" loext:contextual-spacing="false" fo:text-align="justify" style:justify-single-word="false" fo:text-indent="0cm" style:auto-text-indent="false"/>
    </style:style>
    <style:style style:name="P10" style:family="paragraph" style:parent-style-name="Standard">
      <style:paragraph-properties fo:margin-left="1.249cm" fo:margin-right="0cm" fo:margin-top="0.423cm" fo:margin-bottom="0.423cm" loext:contextual-spacing="false" fo:text-align="justify" style:justify-single-word="false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1.249cm" fo:margin-right="0cm" fo:margin-top="0.423cm" fo:margin-bottom="0.423cm" loext:contextual-spacing="false" fo:text-align="justify" style:justify-single-word="false" fo:text-indent="0cm" style:auto-text-indent="false"/>
      <style:text-properties fo:font-size="14pt" fo:language="en" fo:country="US" style:font-size-asian="14pt" style:font-size-complex="14pt"/>
    </style:style>
    <style:style style:name="P12" style:family="paragraph" style:parent-style-name="Standard">
      <style:paragraph-properties fo:margin-left="2.498cm" fo:margin-right="0cm" fo:margin-top="0.423cm" fo:margin-bottom="0.423cm" loext:contextual-spacing="false" fo:text-align="justify" style:justify-single-word="false" fo:text-indent="0cm" style:auto-text-indent="false"/>
    </style:style>
    <style:style style:name="P13" style:family="paragraph" style:parent-style-name="Heading_20_3" style:master-page-name="Standard">
      <style:paragraph-properties fo:margin-top="0.423cm" fo:margin-bottom="0.423cm" loext:contextual-spacing="false" fo:text-align="justify" style:justify-single-word="false" style:page-number="auto"/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4pt" fo:language="en" fo:country="US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language="en" fo:country="US"/>
    </style:style>
    <style:style style:name="T8" style:family="text">
      <style:text-properties fo:color="#0000ff" fo:font-size="14pt" style:text-underline-style="solid" style:text-underline-width="auto" style:text-underline-color="font-color" style:font-size-asian="14pt" style:font-size-complex="14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3">Некоторые принципы функционирования IPTables.</text:h>
      <text:p text:style-name="P3">frug, Wednesday 08 August 2007 - 16:19:12</text:p>
      <text:p text:style-name="P1"><text:a xlink:type="simple" xlink:href="http://linux-community.ru/" text:style-name="Internet_20_link" text:visited-style-name="Visited_20_Internet_20_Link"><text:span text:style-name="Internet_20_link"><text:span text:style-name="T3">http</text:span></text:span></text:a><text:a xlink:type="simple" xlink:href="http://linux-community.ru/" text:style-name="Internet_20_link" text:visited-style-name="Visited_20_Internet_20_Link"><text:span text:style-name="Internet_20_link"><text:span text:style-name="T1">://</text:span></text:span></text:a><text:a xlink:type="simple" xlink:href="http://linux-community.ru/" text:style-name="Internet_20_link" text:visited-style-name="Visited_20_Internet_20_Link"><text:span text:style-name="Internet_20_link"><text:span text:style-name="T3">linux</text:span></text:span></text:a><text:a xlink:type="simple" xlink:href="http://linux-community.ru/" text:style-name="Internet_20_link" text:visited-style-name="Visited_20_Internet_20_Link"><text:span text:style-name="Internet_20_link"><text:span text:style-name="T1">-</text:span></text:span></text:a><text:a xlink:type="simple" xlink:href="http://linux-community.ru/" text:style-name="Internet_20_link" text:visited-style-name="Visited_20_Internet_20_Link"><text:span text:style-name="Internet_20_link"><text:span text:style-name="T3">community</text:span></text:span></text:a><text:a xlink:type="simple" xlink:href="http://linux-community.ru/" text:style-name="Internet_20_link" text:visited-style-name="Visited_20_Internet_20_Link"><text:span text:style-name="Internet_20_link"><text:span text:style-name="T1">.</text:span></text:span></text:a><text:a xlink:type="simple" xlink:href="http://linux-community.ru/" text:style-name="Internet_20_link" text:visited-style-name="Visited_20_Internet_20_Link"><text:span text:style-name="Internet_20_link"><text:span text:style-name="T3">ru</text:span></text:span></text:a><text:a xlink:type="simple" xlink:href="http://linux-community.ru/" text:style-name="Internet_20_link" text:visited-style-name="Visited_20_Internet_20_Link"><text:span text:style-name="Internet_20_link"><text:span text:style-name="T1">/</text:span></text:span></text:a></text:p>
      <text:p text:style-name="P3"/>
      <text:p text:style-name="P1"><text:span text:style-name="T6">Некоторые принципы функционирования </text:span><text:span text:style-name="T5">IPTables</text:span><text:span text:style-name="T6">.</text:span></text:p>
      <text:p text:style-name="P1"><text:span text:style-name="T1">Вкратце, эта статейка рассчитана на то, что бы сформировать у читающего, ещё недостаточно опытного администратора или пользователя, наиболее общую картину, происходящую в движке NetFilter. Если проще, то речь тут идёт о некоторых, основных принципах действия </text:span><text:span text:style-name="searchhighlight"><text:span text:style-name="T1">IPTables</text:span></text:span><text:span text:style-name="T1">.</text:span></text:p>
      <text:p text:style-name="P3">Всё выглядит примерно так: пакеты, в зависимости от того, каким образом и откуда они появились на конвейере (были сгенерированы данной машиной или пришли извне), начинают двигаться по конвейеру - NetFilter. Конвейер разделён на несколько таблиц (или блоков), каждая из которых представляет разные подсистемы сетевого фильтра:</text:p>
      <text:p text:style-name="P5"/>
      <text:p text:style-name="P9"><text:span text:style-name="Strong_20_Emphasis"><text:span text:style-name="T1">filter</text:span></text:span><text:span text:style-name="T1"> - собственно таблица фильтра, эта таблица предназначена для фильтрации входящего/исходящего/транзитного трафика;</text:span></text:p>
      <text:p text:style-name="P9"><text:span text:style-name="Strong_20_Emphasis"><text:span text:style-name="T1">mangle</text:span></text:span><text:span text:style-name="T1"> - таблица, предназначенная для внесения изменений в служебную информацию во входящие/исходящие/транзитные пакеты;</text:span></text:p>
      <text:p text:style-name="P9"><text:span text:style-name="Strong_20_Emphasis"><text:span text:style-name="T1">nat</text:span></text:span><text:span text:style-name="T1"> - таблица предназначена для трансляции адресов и перенаправления трафика.</text:span></text:p>
      <text:p text:style-name="P3"/>
      <text:p text:style-name="P3">Каждая таблица (блок) NetFilter'а состоит из нескольких цепочек, а каждая цепочка в свою очередь представляет собой набор правил, т.е. каждое правило в этой цепочке - звено. В свою очередь, различные цепочки в таблицах предназначены, каждая для конкретных нужд.</text:p>
      <text:p text:style-name="P3"/>
      <text:p text:style-name="P8">Подробно:</text:p>
      <text:p text:style-name="P6"/>
      <text:p text:style-name="P9"><text:span text:style-name="T1">Таблица </text:span><text:span text:style-name="Strong_20_Emphasis"><text:span text:style-name="T1">filter</text:span></text:span><text:span text:style-name="T1"> состоит из трёх цепочек:</text:span></text:p>
      <text:p text:style-name="P11"/>
      <text:p text:style-name="P12"><text:span text:style-name="Strong_20_Emphasis"><text:span text:style-name="T1">INPUT</text:span></text:span><text:span text:style-name="T1"> -- предназначена для фильтрации входящего трафика;</text:span></text:p>
      <text:p text:style-name="P12"><text:span text:style-name="Strong_20_Emphasis"><text:span text:style-name="T1">FORWARD</text:span></text:span><text:span text:style-name="T1"> -- предназначена для фильтрации транзитного трафика;</text:span></text:p>
      <text:p text:style-name="P12"><text:span text:style-name="Strong_20_Emphasis"><text:span text:style-name="T1">OUTPUT</text:span></text:span><text:span text:style-name="T1"> -- предназначена для фильтрации исходящего трафика;</text:span></text:p>
      <text:p text:style-name="P11"/>
      <text:p text:style-name="P10">В этой точке следует определиться в различиях входящего, исходящего и транзитного трафика. Входящий трафик - это трафик адресованные непосредственно машине, на которой работает этот файервол, т.е. после прохождения этой цепочки трафик будет передан какому-либо приложению, запущенному на этой машине. Исходящий - трафик сгенерированный текущей машиной и отправляемый в сеть. Транзитный - маршрутизируемый или коммутируемый трафик, только передаваемый этой машиной из одной подключённой подсети в другую.</text:p>
      <text:p text:style-name="P10"/>
      <text:p text:style-name="P9"><text:span text:style-name="T1">Таблица </text:span><text:span text:style-name="Strong_20_Emphasis"><text:span text:style-name="T1">mangle</text:span></text:span><text:span text:style-name="T1"> состоит из пяти цепочек:</text:span></text:p>
      <text:p text:style-name="P11"/>
      <text:p text:style-name="P12"><text:span text:style-name="Strong_20_Emphasis"><text:span text:style-name="T1">PREROUTING</text:span></text:span><text:span text:style-name="T1"> - для внесения изменений в служебную информацию на этапе приёма пакета из сети, т.е. ещё до того, как будет решено, входящий это пакет или транзитный;</text:span></text:p>
      <text:p text:style-name="P12"><text:span text:style-name="Strong_20_Emphasis"><text:span text:style-name="T1">INPUT</text:span></text:span><text:span text:style-name="T1"> - для изменения информации прямо перед самой передачей пакета службе;</text:span></text:p>
      <text:p text:style-name="P12"><text:span text:style-name="Strong_20_Emphasis"><text:span text:style-name="T1">FORWARD</text:span></text:span><text:span text:style-name="T1"> - для изменения информации транзитных пакетов;</text:span></text:p>
      <text:p text:style-name="P12"><text:span text:style-name="Strong_20_Emphasis"><text:span text:style-name="T1">OUTPUT</text:span></text:span><text:span text:style-name="T1"> - для изменения информации исходящих от локальных процессов пакетов;</text:span></text:p>
      <text:p text:style-name="P12"><text:span text:style-name="Strong_20_Emphasis"><text:span text:style-name="T1">POSTROUTING</text:span></text:span><text:span text:style-name="T1"> - для изменения информации в пакетах, покидающих конвейер файервола, отправляемых в сеть назначения, не важно, "исходящий" ли это пакет или транзитный;</text:span></text:p>
      <text:p text:style-name="P10"/>
      <text:p text:style-name="P9"><text:soft-page-break/><text:span text:style-name="T1">Таблица </text:span><text:span text:style-name="Strong_20_Emphasis"><text:span text:style-name="T1">nat</text:span></text:span><text:span text:style-name="T1"> состоит из трёх цепочек:</text:span></text:p>
      <text:p text:style-name="P10"/>
      <text:p text:style-name="P12"><text:span text:style-name="Strong_20_Emphasis"><text:span text:style-name="T1">PREROUTING</text:span></text:span><text:span text:style-name="T1"> - предназначена для трансляции адресов назначения (DNAT) с помощью этой цепочки можно осуществлять перенаправление трафика адресованного текущей машине на другую или перенаправлять пакеты с одного порта на другой. В эту цепочку трафик попадает ещё до принятия решения о маршрутизации, как и в mangle\PREROUTING. Так же с помощью правил этой цепочки можно реализовать, так называемые пробросы соединений, напрмер с внешнего адреса фаервола на веб-сервер внутренней сети.</text:span></text:p>
      <text:p text:style-name="P12"><text:span text:style-name="Strong_20_Emphasis"><text:span text:style-name="T1">POSTROUTING</text:span></text:span><text:span text:style-name="T1"> - предназначена для трансляции адресов источника (SNAT), наиболее известная технология NAT, позволяющая предоставить доступ во внешнюю сеть (Интернет), с использованием всего одного "белого" адреса, компьютеров внутренней сети, не имеющих "белых" адресов, а следовательно и возможности прямой маршрутизации (связи) в Интернет(е). При реализации этой технологии, маршрутизатор прозрачно подменяет адрес источника пакета на свой, а при ответе на этот пакет меняет его обратно на адрес той "серой" машины, которая инициировала связь.</text:span></text:p>
      <text:p text:style-name="P12"><text:span text:style-name="Strong_20_Emphasis"><text:span text:style-name="T1">OUTPUT</text:span></text:span><text:span text:style-name="T1"> - предназначена для трансляции адресов источника (SNAT) исходящего трафика;</text:span></text:p>
      <text:p text:style-name="P4"/>
      <text:p text:style-name="P1"><text:span text:style-name="T6">Что же представляют собой правила - звенья этих цепочек? Что происходит на конвейере?</text:span></text:p>
      <text:p text:style-name="P1"><text:span text:style-name="T1">И так, исходя из того, что наш файервол - это всё таки фильтр - и основная его задача - фильтровать пакеты, а следовательно оценивать их по критериям и либо пропускать, либо задерживать. Каждое правило - это ничто иное, как набор критериев и сопоставленного с ними действия. Пакет, проходящий по конвейеру NetFilter то и дело попадает из одной таблицы в другую, из одной цепочки в следующую и так далее. Алгоритм прохождения пакетов по таблицам и цепочкам строго закодирован в ядре NetFilter, но есть возможность создавать и свои цепочки, и таким образом несколько дополнять жёстко закодированный алгоритм конвейера. Отмечу, что есть возможность создавать лишь цепочки, но не таблицы.</text:span></text:p>
      <text:p text:style-name="P7"><text:span text:style-name="T1">Критерии правил - это какие-либо данные, взятые из служебной области пакета, либо из нагрузки (данных приложения), переносимой в теле пакета, а так же более абстрактные сведения о состоянии пакетов, не отражённые явно в теле самого пакета и представляющие собой данные, полученные в процессе слежения за трафиком, такие как: относится ли этот пакет к уже установленному соединению; является ли он пакетом, инициирующим соединение; или более того, имеет ли он какое-либо отношение к уже установленным соединениям. Слежение за трафиком осуществляет трассировщик соединений, попутно составляя таблицу трассировки. Таблица трассировки не имеет никакого отношения к таблицам цепочек и хранит она исключительно состояния различных соединений, установленных на/из или сквозь файервол. Итак, таблицы являются различными подсистемами файервола, а цепочки - различными направлениями конвейера в этих таблицах. В зависимости от источника, из которого появился пакет, он попадает в некоторую определённую таблицу и цепочку в ней, далее он начинает проход подряд по правилам цепочки, если критерии конкретной цепочки совпадают с состоянием пакета, происходит выполнение над ним действия, описанного в том же правиле. Действия, которые можно осуществлять над пакетами различаются в зависимости от таблиц и цепочек, например SNAT можно делать только в nat\POSTROUTING, а DNAT - только в nat\PREROUTING... В основном, во время прохождения по цепочке, пакет может быть:</text:span></text:p>
      <text:p text:style-name="P5"/>
      <text:list xml:id="list3384817307" text:style-name="WW8Num1">
        <text:list-item>
          <text:p text:style-name="P2"><text:span text:style-name="T1">принят (</text:span><text:span text:style-name="Strong_20_Emphasis"><text:span text:style-name="T1">ACCEPT</text:span></text:span><text:span text:style-name="T1">) - т.е. завершить путешествие по данной цепочке и пойти далее по жёстко-закодированной схеме конвейера;</text:span></text:p>
        </text:list-item>
        <text:list-item>
          <text:p text:style-name="P2"><text:span text:style-name="T1">отброшен (</text:span><text:span text:style-name="Strong_20_Emphasis"><text:span text:style-name="T1">DROP</text:span></text:span><text:span text:style-name="T1">) - прекратит дальнейшее продвижение по цепочке и будет уничтожен;</text:span></text:p>
        </text:list-item>
        <text:list-item>
          <text:p text:style-name="P2"><text:span text:style-name="T1">отброшен с оповещением (</text:span><text:span text:style-name="Strong_20_Emphasis"><text:span text:style-name="T1">REJECT</text:span></text:span><text:span text:style-name="T1">) - пакет будет убит, но его отправителю будет выслано оповещение об этом (вы, наверное, иногда встречали ошибки типа "connection rejected" </text:span><text:span text:style-name="T1"><draw:frame draw:style-name="fr1" draw:name="Изображение1" text:anchor-type="as-char" svg:width="0.474cm" svg:height="0.474cm" draw:z-index="0"><draw:image xlink:href="Pictures/100002000000001200000012D8466452D5897F20.png" xlink:type="simple" xlink:show="embed" xlink:actuate="onLoad"/></draw:frame></text:span><text:span text:style-name="T1">);</text:span></text:p>
        </text:list-item>
        <text:list-item>
          <text:p text:style-name="P2"><text:span text:style-name="T1">передан другой, искусственной (созданной администратором) цепочке. После завершения искусственной цепочки пакет вернётся в ту, из которой он был передан и продолжит движение по ней со следующего за передавшим правилом;</text:span></text:p>
        </text:list-item>
        <text:list-item>
          <text:p text:style-name="P2"><text:span text:style-name="T1">и если действие происходит в искусственной цепочке (созданной администратором), то пакет может быть возвращён (</text:span><text:span text:style-name="Strong_20_Emphasis"><text:span text:style-name="T1">RETURN</text:span></text:span><text:span text:style-name="T1">) в цепочку, из которой он пришел;</text:span></text:p>
        </text:list-item>
      </text:list>
      <text:p text:style-name="P3"/>
      <text:p text:style-name="P1"><text:soft-page-break/><text:span text:style-name="T1">Это основные критерии, применяемые в основном в таблице filter. Однако не рекомендуется, что бы не вносить путаницу, производить фильтрацию (отсечение) пакетов в таблицах для этого напрямую не предназначенных, например не рекомендуется -j DROP пакеты в таблице nat, хотя и можно.</text:span></text:p>
      <text:p text:style-name="P1"><text:span text:style-name="T1">У каждой цепочки есть основная политика (default policy), которая соответствует действию ACCEPT или DROP, она будет применена ко всем пакетам, которые не совпали ни с каким из правил цепочки. Например, если политика цепочки filter\FORWARD - DROP и в ней не описано больше никаких правил, то по стандартной политике через эту цепочку не пройдёт ни один пакет, что приведёт к невозможности прохождения транзитного трафика.</text:span></text:p>
      <text:p text:style-name="P1"><text:span text:style-name="T1">Думаю, на данный момент абстракция принципов действия </text:span><text:span text:style-name="searchhighlight"><text:span text:style-name="T1">iptables</text:span></text:span><text:span text:style-name="T1"> должна быть понятна, а далее рекомендую обратиться за более подробной справочной информации к </text:span><text:a xlink:type="simple" xlink:href="http://iptables-tutorial.frozentux.net/iptables-tutorial.html" office:target-frame-name="_blank" xlink:show="new" text:style-name="Internet_20_link" text:visited-style-name="Visited_20_Internet_20_Link"><text:span text:style-name="searchhighlight"><text:span text:style-name="T8">Iptables</text:span></text:span></text:a><text:a xlink:type="simple" xlink:href="http://iptables-tutorial.frozentux.net/iptables-tutorial.html" office:target-frame-name="_blank" xlink:show="new" text:style-name="Internet_20_link" text:visited-style-name="Visited_20_Internet_20_Link"><text:span text:style-name="Internet_20_link"><text:span text:style-name="T1"> Tutorial</text:span></text:span></text:a><text:span text:style-name="T1"> by Oskar Anderson, а так же к его </text:span><text:a xlink:type="simple" xlink:href="http://www.opennet.ru/docs/RUS/iptables/" office:target-frame-name="_blank" xlink:show="new" text:style-name="Internet_20_link" text:visited-style-name="Visited_20_Internet_20_Link"><text:span text:style-name="Internet_20_link"><text:span text:style-name="T1">русскому переводу</text:span></text:span></text:a><text:span text:style-name="T1">, хоть и более старому, но тоже вполне применимому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494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searchhighlight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Некоторые принципы функционирования IPTables</dc:title>
    <meta:initial-creator>Алексей</meta:initial-creator>
    <meta:creation-date>2011-03-02T00:10:00</meta:creation-date>
    <dc:creator>Алексей</dc:creator>
    <dc:date>2011-03-02T00:34:00</dc:date>
    <meta:editing-cycles>1</meta:editing-cycles>
    <meta:editing-duration>PT24M</meta:editing-duration>
    <meta:document-statistic meta:table-count="0" meta:image-count="1" meta:object-count="0" meta:page-count="5" meta:paragraph-count="37" meta:word-count="1067" meta:character-count="7700" meta:non-whitespace-character-count="6675"/>
    <meta:generator>LibreOffice/5.3.4.2$Windows_X86_64 LibreOffice_project/f82d347ccc0be322489bf7da61d7e4ad13fe2ff3</meta:generator>
  </office:meta>
</office:document-meta>
</file>